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bee" officeooo:paragraph-rsid="00056bee"/>
    </style:style>
    <style:style style:name="P2" style:family="paragraph" style:parent-style-name="Standard">
      <style:text-properties officeooo:rsid="0009efea" officeooo:paragraph-rsid="0009efea"/>
    </style:style>
    <style:style style:name="P3" style:family="paragraph" style:parent-style-name="Standard">
      <style:text-properties officeooo:rsid="0009efea" officeooo:paragraph-rsid="0009efea"/>
    </style:style>
    <style:style style:name="P4" style:family="paragraph" style:parent-style-name="Standard">
      <style:text-properties officeooo:rsid="0009efea" officeooo:paragraph-rsid="000b4ae0"/>
    </style:style>
    <style:style style:name="P5" style:family="paragraph" style:parent-style-name="Standard">
      <style:text-properties officeooo:rsid="000b4ae0" officeooo:paragraph-rsid="000b4ae0"/>
    </style:style>
    <style:style style:name="P6" style:family="paragraph" style:parent-style-name="Standard">
      <style:text-properties officeooo:rsid="00056bee" officeooo:paragraph-rsid="00056bee"/>
    </style:style>
    <style:style style:name="P7" style:family="paragraph" style:parent-style-name="Standard">
      <style:text-properties officeooo:rsid="000c2598" officeooo:paragraph-rsid="000c2598"/>
    </style:style>
    <style:style style:name="T1" style:family="text">
      <style:text-properties officeooo:rsid="00083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iver do MySQL para o JAVA:</text:p>
      <text:p text:style-name="P1"><text:a xlink:type="simple" xlink:href="https://dev.mysql.com/downloads/connector/j/3.0.html" text:style-name="Internet_20_link" text:visited-style-name="Visited_20_Internet_20_Link">https://dev.mysql.com/downloads/connector/j/3.0.html</text:a></text:p>
      <text:p text:style-name="P1">Video Aula da conexão com BD:</text:p>
      <text:p text:style-name="P1"><text:a xlink:type="simple" xlink:href="https://www.youtube.com/watch?v=U6bjToSPhWA" text:style-name="Internet_20_link" text:visited-style-name="Visited_20_Internet_20_Link">https://www.youtube.com/watch?v=U6bjToSPhWA</text:a></text:p>
      <text:p text:style-name="P1"/>
      <text:p text:style-name="P4">Preencher JcomboBox</text:p>
      <text:p text:style-name="P4"><text:a xlink:type="simple" xlink:href="https://www.youtube.com/watch?v=hKL6MY1Ez9k" text:style-name="Internet_20_link" text:visited-style-name="Visited_20_Internet_20_Link">https://www.youtube.com/watch?v=hKL6MY1Ez9k</text:a></text:p>
      <text:p text:style-name="P4"/>
      <text:p text:style-name="P7">JtextArea</text:p>
      <text:p text:style-name="P7"/>
      <text:p text:style-name="P7">https://www.guj.com.br/t/forcar-scroll-da-jtextarea/228392/4</text:p>
      <text:p text:style-name="P1"/>
      <text:p text:style-name="P5">BUGS</text:p>
      <text:p text:style-name="P1">//<text:span text:style-name="T1">Colocar unique no tópico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17T16:24:10.655536053</meta:creation-date>
    <dc:date>2019-09-19T15:49:53.863792769</dc:date>
    <meta:editing-duration>PT1H29M43S</meta:editing-duration>
    <meta:editing-cycles>10</meta:editing-cycles>
    <meta:generator>LibreOffice/6.3.1.2$Linux_X86_64 LibreOffice_project/522b3d05dbc14df140b4b4e8cb5fa288e6bf2465</meta:generator>
    <meta:document-statistic meta:table-count="0" meta:image-count="0" meta:object-count="0" meta:page-count="1" meta:paragraph-count="10" meta:word-count="24" meta:character-count="313" meta:non-whitespace-character-count="299"/>
  </office:meta>
</office:document-meta>
</file>